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horndale" svg:font-family="Thorndale, 'Arial Unicode MS'"/>
    <style:font-face style:name="Consolas" svg:font-family="Consolas" style:font-family-generic="modern"/>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3.75in" style:type="center"/>
          <style:tab-stop style:position="7.5in" style:type="right"/>
        </style:tab-stops>
      </style:paragraph-properties>
      <style:text-properties style:letter-kerning="true"/>
    </style:style>
    <style:style style:name="P2" style:family="paragraph" style:parent-style-name="Standard">
      <style:paragraph-properties>
        <style:tab-stops>
          <style:tab-stop style:position="3.75in" style:type="center"/>
          <style:tab-stop style:position="7.5in" style:type="right"/>
        </style:tab-stops>
      </style:paragraph-properties>
      <style:text-properties style:letter-kerning="true" style:font-name-complex="Times New Roman"/>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text-properties style:font-name="Arial" fo:font-size="10pt" fo:font-style="italic" style:font-size-asian="10pt" style:font-style-asian="italic" style:font-name-complex="Arial" style:font-size-complex="10pt" style:font-weight-complex="bold"/>
    </style:style>
    <style:style style:name="P8" style:family="paragraph" style:parent-style-name="Standard">
      <style:paragraph-properties fo:text-align="justify" style:justify-single-word="false"/>
    </style:style>
    <style:style style:name="P9" style:family="paragraph" style:parent-style-name="Standard">
      <style:text-properties style:font-name="Calibri" fo:font-size="11pt" style:font-size-asian="11pt" style:font-name-complex="Calibri" style:font-size-complex="11pt"/>
    </style:style>
    <style:style style:name="P10" style:family="paragraph" style:parent-style-name="Standard">
      <style:paragraph-properties fo:text-align="justify" style:justify-single-word="false"/>
      <style:text-properties style:font-name="Calibri" fo:font-size="11pt" style:font-size-asian="11pt" style:font-name-complex="Calibri" style:font-size-complex="11pt" style:font-weight-complex="bold"/>
    </style:style>
    <style:style style:name="P11"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12" style:family="paragraph" style:parent-style-name="Standard">
      <style:paragraph-properties fo:text-align="justify" style:justify-single-word="false"/>
      <style:text-properties style:font-name="Calibri" fo:font-size="11pt" style:text-underline-style="solid" style:text-underline-width="auto" style:text-underline-color="font-color" style:font-size-asian="11pt" style:font-name-complex="Calibri" style:font-size-complex="11pt"/>
    </style:style>
    <style:style style:name="P13" style:family="paragraph" style:parent-style-name="Standard">
      <style:text-properties style:font-name="Calibri"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P14" style:family="paragraph" style:parent-style-name="Standard">
      <style:paragraph-properties fo:text-align="justify" style:justify-single-word="false"/>
      <style:text-properties style:font-name="Calibri"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P15" style:family="paragraph" style:parent-style-name="Standard">
      <style:paragraph-properties fo:text-align="center" style:justify-single-word="false"/>
      <style:text-properties style:font-name="Verdana" fo:font-size="10pt" fo:language="fr" fo:country="FR" style:font-size-asian="10pt" style:font-name-complex="Arial" style:font-size-complex="10pt" style:font-weight-complex="bold"/>
    </style:style>
    <style:style style:name="P16" style:family="paragraph" style:parent-style-name="Standard">
      <style:paragraph-properties fo:padding-left="0in" fo:padding-right="0in" fo:padding-top="0in" fo:padding-bottom="0.0138in" fo:border-left="none" fo:border-right="none" fo:border-top="none" fo:border-bottom="0.0071in solid #000000"/>
      <style:text-properties style:font-name="Arial" fo:font-size="10pt" style:font-size-asian="10pt" style:font-name-complex="Arial" style:font-size-complex="10pt"/>
    </style:style>
    <style:style style:name="P17" style:family="paragraph" style:parent-style-name="Standard">
      <style:paragraph-properties fo:margin-left="0in" fo:margin-right="0.0244in" fo:text-indent="0in" style:auto-text-indent="false" fo:background-color="#d9d9d9">
        <style:background-image/>
      </style:paragraph-properties>
      <style:text-properties style:font-name="Calibri" fo:font-weight="bold" style:font-weight-asian="bold" style:font-name-complex="Calibri" style:font-weight-complex="bold"/>
    </style:style>
    <style:style style:name="P18" style:family="paragraph" style:parent-style-name="Standard">
      <style:paragraph-properties fo:margin-left="0in" fo:margin-right="0.0244in" fo:text-indent="0in" style:auto-text-indent="false" fo:background-color="#d9d9d9">
        <style:background-image/>
      </style:paragraph-properties>
      <style:text-properties style:font-name="Arial" fo:font-size="10pt" fo:font-weight="bold" style:font-size-asian="10pt" style:font-weight-asian="bold" style:font-name-complex="Arial" style:font-size-complex="10pt" style:font-weight-complex="bold"/>
    </style:style>
    <style:style style:name="P19" style:family="paragraph" style:parent-style-name="Standard">
      <style:paragraph-properties fo:margin-left="0.2598in" fo:margin-right="0in" fo:text-align="justify" style:justify-single-word="false" fo:text-indent="0in" style:auto-text-indent="false"/>
      <style:text-properties style:font-name="Arial" fo:font-size="10pt" fo:font-weight="bold" style:font-size-asian="10pt" style:font-weight-asian="bold" style:font-name-complex="Arial" style:font-size-complex="10pt" style:font-weight-complex="bold"/>
    </style:style>
    <style:style style:name="P20" style:family="paragraph" style:parent-style-name="Standard">
      <style:paragraph-properties fo:margin-left="1.6252in" fo:margin-right="0.1354in" fo:text-align="justify" style:justify-single-word="false" fo:text-indent="-1.6252in" style:auto-text-indent="false">
        <style:tab-stops>
          <style:tab-stop style:position="1.4791in"/>
        </style:tab-stops>
      </style:paragraph-properties>
    </style:style>
    <style:style style:name="P21" style:family="paragraph" style:parent-style-name="Standard">
      <style:paragraph-properties fo:margin-left="1.6252in" fo:margin-right="0.1354in" fo:text-align="justify" style:justify-single-word="false" fo:text-indent="-1.6252in" style:auto-text-indent="false">
        <style:tab-stops>
          <style:tab-stop style:position="1.4791in"/>
        </style:tab-stops>
      </style:paragraph-properties>
      <style:text-properties style:font-name="Arial" fo:font-size="10pt" style:font-size-asian="10pt" style:font-name-complex="Arial" style:font-size-complex="10pt"/>
    </style:style>
    <style:style style:name="P22" style:family="paragraph" style:parent-style-name="Standard">
      <style:paragraph-properties fo:margin-left="1.6252in" fo:margin-right="0.1354in" fo:text-align="justify" style:justify-single-word="false" fo:text-indent="-1.6252in" style:auto-text-indent="false">
        <style:tab-stops>
          <style:tab-stop style:position="1.4791in"/>
        </style:tab-stops>
      </style:paragraph-properties>
      <style:text-properties style:font-name="Arial" fo:font-size="10pt" fo:font-weight="bold" style:font-size-asian="10pt" style:font-weight-asian="bold" style:font-name-complex="Arial" style:font-size-complex="10pt" style:font-weight-complex="bold"/>
    </style:style>
    <style:style style:name="P23" style:family="paragraph" style:parent-style-name="Standard">
      <style:paragraph-properties fo:margin-left="1.6252in" fo:margin-right="0.1354in" fo:text-align="justify" style:justify-single-word="false" fo:text-indent="-1.6252in" style:auto-text-indent="false">
        <style:tab-stops>
          <style:tab-stop style:position="1.4791in"/>
        </style:tab-stops>
      </style:paragraph-properties>
      <style:text-properties style:font-name="Calibri" fo:font-size="11pt" style:font-size-asian="11pt" style:font-name-complex="Calibri" style:font-size-complex="11pt"/>
    </style:style>
    <style:style style:name="P24" style:family="paragraph" style:parent-style-name="Standard">
      <style:paragraph-properties fo:margin-left="0.5in" fo:margin-right="0.1354in" fo:text-align="justify" style:justify-single-word="false" fo:text-indent="0in" style:auto-text-indent="false"/>
      <style:text-properties style:font-name="Arial" fo:font-size="10pt" style:font-size-asian="10pt" style:font-name-complex="Arial" style:font-size-complex="10pt"/>
    </style:style>
    <style:style style:name="P25" style:family="paragraph" style:parent-style-name="Standard">
      <style:paragraph-properties fo:margin-left="0.5in" fo:margin-right="0in" fo:text-align="justify" style:justify-single-word="false" fo:text-indent="0in" style:auto-text-indent="false"/>
      <style:text-properties style:font-name="Calibri" fo:font-size="11pt" style:font-size-asian="11pt" style:font-name-complex="Calibri" style:font-size-complex="11pt"/>
    </style:style>
    <style:style style:name="P26" style:family="paragraph" style:parent-style-name="Standard">
      <style:paragraph-properties fo:margin-left="0in" fo:margin-right="-0.75in" fo:text-indent="0in" style:auto-text-indent="false"/>
    </style:style>
    <style:style style:name="P27" style:family="paragraph" style:parent-style-name="Standard">
      <style:paragraph-properties fo:margin-left="0in" fo:margin-right="-0.75in" fo:text-indent="0in" style:auto-text-indent="false"/>
      <style:text-properties style:font-name="Arial" fo:font-size="10pt" fo:font-weight="bold" style:font-size-asian="10pt" style:font-weight-asian="bold" style:font-name-complex="Arial" style:font-size-complex="10pt" style:font-weight-complex="bold"/>
    </style:style>
    <style:style style:name="P28" style:family="paragraph" style:parent-style-name="Standard">
      <style:paragraph-properties fo:margin-left="0in" fo:margin-right="-0.75in" fo:text-indent="0in" style:auto-text-indent="false">
        <style:tab-stops>
          <style:tab-stop style:position="5.9689in"/>
        </style:tab-stops>
      </style:paragraph-properties>
    </style:style>
    <style:style style:name="P29" style:family="paragraph" style:parent-style-name="Standard">
      <style:paragraph-properties fo:margin-left="0in" fo:margin-right="-0.75in" fo:text-indent="0in" style:auto-text-indent="false"/>
      <style:text-properties style:font-name="Calibri" fo:font-size="11pt" fo:font-weight="bold" style:font-size-asian="11pt" style:font-weight-asian="bold" style:font-name-complex="Calibri" style:font-size-complex="11pt" style:font-weight-complex="bold"/>
    </style:style>
    <style:style style:name="P30" style:family="paragraph" style:parent-style-name="Standard">
      <style:paragraph-properties fo:margin-left="2in" fo:margin-right="0in" fo:text-indent="0.5in" style:auto-text-indent="false" style:text-autospace="ideograph-alpha"/>
      <style:text-properties fo:color="#a6a6a6" style:font-name="Verdana" fo:font-size="10pt" fo:language="fr" fo:country="FR" fo:font-weight="bold" style:font-size-asian="10pt" style:font-weight-asian="bold" style:font-name-complex="Arial" style:font-size-complex="10pt" style:font-weight-complex="bold"/>
    </style:style>
    <style:style style:name="P31" style:family="paragraph" style:parent-style-name="Standard">
      <style:paragraph-properties fo:margin-left="0.5in" fo:margin-right="0in" fo:text-align="justify" style:justify-single-word="false" fo:text-indent="0.5in" style:auto-text-indent="false"/>
      <style:text-properties style:font-name="Calibri" fo:font-size="11pt" style:font-size-asian="11pt" style:font-name-complex="Calibri" style:font-size-complex="11pt" style:font-weight-complex="bold"/>
    </style:style>
    <style:style style:name="P32" style:family="paragraph" style:parent-style-name="Standard" style:list-style-name="WW8Num4">
      <style:paragraph-properties fo:text-align="justify" style:justify-single-word="false" style:text-autospace="ideograph-alpha">
        <style:tab-stops>
          <style:tab-stop style:position="0.25in"/>
        </style:tab-stops>
      </style:paragraph-properties>
    </style:style>
    <style:style style:name="P33" style:family="paragraph" style:parent-style-name="Standard" style:list-style-name="WW8Num4">
      <style:paragraph-properties fo:text-align="justify" style:justify-single-word="false"/>
    </style:style>
    <style:style style:name="P34" style:family="paragraph" style:parent-style-name="Standard" style:list-style-name="WW8Num7">
      <style:paragraph-properties fo:text-align="justify" style:justify-single-word="false"/>
    </style:style>
    <style:style style:name="P35" style:family="paragraph" style:parent-style-name="Standard" style:list-style-name="WW8Num4">
      <style:paragraph-properties fo:text-align="justify" style:justify-single-word="false" style:text-autospace="ideograph-alpha">
        <style:tab-stops>
          <style:tab-stop style:position="0.25in"/>
        </style:tab-stops>
      </style:paragraph-properties>
      <style:text-properties style:font-name="Calibri" fo:font-size="11pt" style:font-size-asian="11pt" style:font-name-complex="Calibri" style:font-size-complex="11pt"/>
    </style:style>
    <style:style style:name="P36" style:family="paragraph" style:parent-style-name="Standard" style:list-style-name="WW8Num4">
      <style:paragraph-properties fo:text-align="justify" style:justify-single-word="false"/>
      <style:text-properties style:font-name="Calibri" fo:font-size="11pt" style:font-size-asian="11pt" style:font-name-complex="Calibri" style:font-size-complex="11pt"/>
    </style:style>
    <style:style style:name="P37" style:family="paragraph" style:parent-style-name="Standard" style:list-style-name="WW8Num10">
      <style:paragraph-properties fo:text-align="justify" style:justify-single-word="false"/>
      <style:text-properties style:font-name="Calibri" fo:font-size="11pt" style:font-size-asian="11pt" style:font-name-complex="Calibri" style:font-size-complex="11pt"/>
    </style:style>
    <style:style style:name="P38" style:family="paragraph" style:parent-style-name="Standard" style:list-style-name="WW8Num7">
      <style:paragraph-properties fo:text-align="justify" style:justify-single-word="false"/>
      <style:text-properties style:font-name="Calibri" fo:font-size="11pt" style:font-size-asian="11pt" style:font-name-complex="Calibri" style:font-size-complex="11pt"/>
    </style:style>
    <style:style style:name="P39" style:family="paragraph" style:parent-style-name="Standard" style:list-style-name="WW8Num4">
      <style:paragraph-properties fo:text-align="justify" style:justify-single-word="false" style:text-autospace="ideograph-alpha">
        <style:tab-stops>
          <style:tab-stop style:position="0.25in"/>
        </style:tab-stops>
      </style:paragraph-properties>
      <style:text-properties style:font-name="Calibri" fo:font-size="11pt" fo:font-weight="bold" style:font-size-asian="11pt" style:font-weight-asian="bold" style:font-name-complex="Calibri" style:font-size-complex="11pt" style:font-weight-complex="bold"/>
    </style:style>
    <style:style style:name="P40" style:family="paragraph" style:parent-style-name="Standard" style:list-style-name="WW8Num10">
      <style:paragraph-properties fo:text-align="justify" style:justify-single-word="false"/>
      <style:text-properties style:font-name="Calibri" fo:font-size="11pt" fo:font-weight="bold" style:font-size-asian="11pt" style:font-weight-asian="bold" style:font-name-complex="Calibri" style:font-size-complex="11pt"/>
    </style:style>
    <style:style style:name="P41" style:family="paragraph" style:parent-style-name="Standard" style:list-style-name="WW8Num4">
      <style:paragraph-properties fo:text-align="justify" style:justify-single-word="false" style:text-autospace="ideograph-alpha">
        <style:tab-stops>
          <style:tab-stop style:position="0.25in"/>
        </style:tab-stops>
      </style:paragraph-properties>
      <style:text-properties style:font-name="Calibri" fo:font-size="11pt" fo:font-weight="normal" style:font-size-asian="11pt" style:font-weight-asian="normal" style:font-name-complex="Calibri" style:font-size-complex="11pt" style:font-weight-complex="normal"/>
    </style:style>
    <style:style style:name="P42" style:family="paragraph" style:parent-style-name="Standard" style:list-style-name="WW8Num7">
      <style:paragraph-properties fo:text-align="justify" style:justify-single-word="false"/>
      <style:text-properties style:font-name="Calibri" fo:font-size="11pt" fo:font-weight="normal" style:font-size-asian="11pt" style:font-weight-asian="normal" style:font-name-complex="Calibri" style:font-size-complex="11pt" style:font-weight-complex="normal"/>
    </style:style>
    <style:style style:name="P43" style:family="paragraph" style:parent-style-name="Standard" style:list-style-name="WW8Num7">
      <style:paragraph-properties fo:text-align="justify" style:justify-single-word="false"/>
      <style:text-properties fo:font-weight="normal" style:font-weight-asian="normal" style:font-weight-complex="normal"/>
    </style:style>
    <style:style style:name="P44" style:family="paragraph" style:parent-style-name="Standard" style:master-page-name="Standard">
      <style:paragraph-properties fo:margin-left="2in" fo:margin-right="0in" fo:text-indent="0.5in" style:auto-text-indent="false" style:page-number="1" style:text-autospace="ideograph-alpha"/>
      <style:text-properties fo:color="#a6a6a6" style:font-name="Verdana" fo:language="fr" fo:country="FR" fo:font-weight="bold" style:font-weight-asian="bold" style:font-name-complex="Arial" style:font-weight-complex="bold"/>
    </style:style>
    <style:style style:name="P45" style:family="paragraph" style:parent-style-name="Standard" style:list-style-name="WW8Num12">
      <style:paragraph-properties fo:margin-left="0.5in" fo:margin-right="0.1354in" fo:text-align="justify" style:justify-single-word="false" fo:text-indent="-0.25in" style:auto-text-indent="false"/>
      <style:text-properties style:font-name="Calibri" fo:font-size="11pt" style:font-size-asian="11pt" style:font-name-complex="Calibri" style:font-size-complex="11pt"/>
    </style:style>
    <style:style style:name="P46" style:family="paragraph" style:parent-style-name="List_20_Paragraph" style:list-style-name="WW8Num7">
      <style:paragraph-properties fo:margin-top="0in" fo:margin-bottom="0in" style:line-height-at-least="0.222in" fo:orphans="0" fo:widows="0" style:text-autospace="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Verdana" fo:font-size="10pt" fo:language="fr" fo:country="FR" style:font-size-asian="10pt" style:font-name-complex="Arial" style:font-size-complex="10pt" style:font-weight-complex="bold"/>
    </style:style>
    <style:style style:name="T4" style:family="text">
      <style:text-properties style:font-name="Calibri" fo:font-size="11pt" style:font-size-asian="11pt" style:font-name-complex="Calibri" style:font-size-complex="11pt"/>
    </style:style>
    <style:style style:name="T5" style:family="text">
      <style:text-properties style:font-name="Calibri" fo:font-size="11pt" style:font-size-asian="11pt" style:font-name-complex="Calibri" style:font-size-complex="11pt" style:font-weight-complex="bold"/>
    </style:style>
    <style:style style:name="T6" style:family="text">
      <style:text-properties style:font-name="Calibri" fo:font-size="11pt" fo:font-weight="bold" style:font-size-asian="11pt" style:font-weight-asian="bold" style:font-name-complex="Calibri" style:font-size-complex="11pt"/>
    </style:style>
    <style:style style:name="T7" style:family="text">
      <style:text-properties style:font-name="Calibri" fo:font-size="11pt" fo:font-weight="bold" style:font-size-asian="11pt" style:font-weight-asian="bold" style:font-name-complex="Calibri" style:font-size-complex="11pt" style:font-weight-complex="bold"/>
    </style:style>
    <style:style style:name="T8" style:family="text">
      <style:text-properties style:font-name="Calibri"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T9" style:family="text">
      <style:text-properties style:font-name="Calibri" fo:font-size="11pt" fo:font-weight="normal" style:font-size-asian="11pt" style:font-weight-asian="normal" style:font-name-complex="Calibri"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HANDRAMOULI SRINIVASAN</text:p>
      <text:p text:style-name="P30"><text:s text:c="3"/>Sr. Programmer/Technical lead</text:p>
      <text:p text:style-name="P3"><text:span text:style-name="T3"><text:s text:c="6"/>E-mail : </text:span><text:a xlink:type="simple" xlink:href="mailto:c84.srinivasan@gmail.com" text:style-name="Internet_20_link" text:visited-style-name="Visited_20_Internet_20_Link"><text:span text:style-name="Internet_20_link"><text:span text:style-name="T3">c84.srinivasan@gmail.com</text:span></text:span></text:a></text:p>
      <text:p text:style-name="P15">Mobile: 443 838 0410</text:p>
      <text:p text:style-name="P16"/>
      <text:p text:style-name="P4"/>
      <text:p text:style-name="P4"/>
      <text:p text:style-name="P17">PROFESSIONAL SUMMARY </text:p>
      <text:p text:style-name="P19"/>
      <text:list xml:id="list8287588121026268676" text:style-name="WW8Num4">
        <text:list-item>
          <text:p text:style-name="P32"><text:span text:style-name="T4">Over </text:span><text:span text:style-name="T6">11+ years</text:span><text:span text:style-name="T4"> of IT experience in Software Analysis, Design, Development, Implementation, Testing using Distributed and Mainframe technologies for Insurance domain with Hands on experience in Big data related technologies</text:span></text:p>
        </text:list-item>
        <text:list-item>
          <text:p text:style-name="P35">Subject Matter Expert of Annuity Admin system</text:p>
        </text:list-item>
        <text:list-item>
          <text:p text:style-name="P39">Cloudera Certified Developer for Apache Hadoop – CCD 410</text:p>
        </text:list-item>
        <text:list-item>
          <text:p text:style-name="P39">Insurance domain certifications - FLMI level 1 <text:s/>(LOMA 280/ 290) – AAPA 273 completed</text:p>
        </text:list-item>
        <text:list-item>
          <text:p text:style-name="P39">Work Samples: https://github.com/moulisea/Hive-examples</text:p>
        </text:list-item>
        <text:list-item>
          <text:p text:style-name="P32"><text:span text:style-name="T5">Strong Expertise in </text:span><text:span text:style-name="T7">Java/ J2EE and Hadoop Ecosystem – Map reduce, HDFS, Hive, Hbase, Pig, Sqoop, MongoDB, Greenplum database</text:span></text:p>
        </text:list-item>
        <text:list-item>
          <text:p text:style-name="P32"><text:span text:style-name="T5">Experience in analyzing data using </text:span><text:span text:style-name="T7">HiveQL, Pig Latin</text:span><text:span text:style-name="T5">, and custom </text:span><text:span text:style-name="T7">Map Reduce</text:span><text:span text:style-name="T5"> programs in Java</text:span></text:p>
        </text:list-item>
        <text:list-item>
          <text:p text:style-name="P32"><text:span text:style-name="T5">Hands-on experience working on NoSQL database</text:span><text:span text:style-name="T7"> MongoDB</text:span><text:span text:style-name="T5">, retrieved the data using </text:span><text:span text:style-name="T7">Hibernate </text:span><text:span text:style-name="T5">and populate in frontend through </text:span><text:span text:style-name="T7">AngularJS</text:span></text:p>
        </text:list-item>
        <text:list-item>
          <text:p text:style-name="P41">Implemented POC in <text:span text:style-name="T2">KAFKA</text:span> – send real stream messages from<text:span text:style-name="T2"> Producer</text:span> and <text:span text:style-name="T2">Consumer</text:span> consumes data based on the <text:span text:style-name="T2">Topic</text:span> names</text:p>
        </text:list-item>
        <text:list-item>
          <text:p text:style-name="P41">Have worked on <text:span text:style-name="T2">Spark </text:span>programs to pre-process the data and implemented <text:span text:style-name="T2">Left Outer Join</text:span> using <text:span text:style-name="T2">Scalding</text:span> and written <text:span text:style-name="T2">Spark SQL </text:span></text:p>
        </text:list-item>
        <text:list-item>
          <text:p text:style-name="P32"><text:span text:style-name="T4">Experience in developing front-end application design using </text:span><text:span text:style-name="T6">JSP, HTML, CSS, JavaScript, JSON and AngularJS</text:span></text:p>
        </text:list-item>
        <text:list-item>
          <text:p text:style-name="P32"><text:span text:style-name="T4">Expertise in using J2EEApplication Servers such as IBM WebSphere and Web Servers like </text:span><text:span text:style-name="T6">Tomcat</text:span></text:p>
        </text:list-item>
        <text:list-item>
          <text:p text:style-name="P32"><text:span text:style-name="T4">High working knowledge of</text:span><text:span text:style-name="T6"> IDE Eclipse</text:span></text:p>
        </text:list-item>
        <text:list-item>
          <text:p text:style-name="P35">Hands on experience in Java/J2EE Development and Production support roles</text:p>
        </text:list-item>
        <text:list-item>
          <text:p text:style-name="P35">Exposure to Waterfall and Agile development methodologies</text:p>
        </text:list-item>
        <text:list-item>
          <text:p text:style-name="P32"><text:span text:style-name="T4">Worked on IBM Mainframe technologies using </text:span><text:span text:style-name="T6">COBOL, VSAM, CICS, MVS, JCL, DB2</text:span><text:span text:style-name="T4"> - Worked on various tools like </text:span><text:span text:style-name="T6">SPUFI, PLATINUM, Endevor, Abend Aid, OMEGAMON</text:span></text:p>
        </text:list-item>
        <text:list-item>
          <text:p text:style-name="P32"><text:span text:style-name="T4">Experienced working in </text:span><text:span text:style-name="T6">SUNGARD OMNIPLAN/ OMNIPLUS</text:span><text:span text:style-name="T4">, created new screens in</text:span><text:span text:style-name="T6"> native OMNI – </text:span><text:span text:style-name="T4">familiar with all native OMNI transactions and how the </text:span><text:span text:style-name="T6">Unified</text:span><text:span text:style-name="T4"> process works</text:span></text:p>
        </text:list-item>
        <text:list-item>
          <text:p text:style-name="P35">In-depth experience in the design and development of Online and Batch database systems</text:p>
        </text:list-item>
        <text:list-item>
          <text:p text:style-name="P33"><text:span text:style-name="T4">Experience in handling </text:span><text:span text:style-name="T6">SFTP/ NDM </text:span><text:span text:style-name="T4">file transfer with in and outside company, worked in applications involving </text:span><text:span text:style-name="T6">.NET/JAVA </text:span><text:span text:style-name="T4">as front end and expert in debugging </text:span><text:span text:style-name="T6">CICS Online issues</text:span></text:p>
        </text:list-item>
        <text:list-item>
          <text:p text:style-name="P32"><text:span text:style-name="T4">Involved in production support (24x7) and knows in and out of </text:span><text:span text:style-name="T6">CA7 scheduler</text:span></text:p>
        </text:list-item>
        <text:list-item>
          <text:p text:style-name="P36">Skilled at debugging/troubleshooting</text:p>
        </text:list-item>
        <text:list-item>
          <text:p text:style-name="P36">Worked as a project lead creating project plans, creating metrics/dashboard/redefining SLA’s and raised the project standards</text:p>
        </text:list-item>
        <text:list-item>
          <text:p text:style-name="P36">Experience in design, and development in diverse domains like Insurance</text:p>
        </text:list-item>
        <text:list-item>
          <text:p text:style-name="P32"><text:span text:style-name="T4">Strong foundation of Annuity concepts in</text:span><text:span text:style-name="T6"> Insurance domain</text:span></text:p>
        </text:list-item>
        <text:list-item>
          <text:p text:style-name="P36">Experience in Training the Entry Level IT Employees on the Insurance Domain and Project Development</text:p>
        </text:list-item>
        <text:list-item>
          <text:p text:style-name="P36">Excellent communication skills, ability to work as a team or individually, ability to learn new technologies quickly</text:p>
        </text:list-item>
      </text:list>
      <text:p text:style-name="P5"/>
      <text:p text:style-name="P17">TECHNICAL SKILLS</text:p>
      <text:p text:style-name="P21"/>
      <text:p text:style-name="P20"><text:span text:style-name="T6">Operating Systems<text:tab/>: <text:tab/></text:span><text:span text:style-name="T4">Windows XP/Vista/7, MVS, z/OS, OS390, AS400, UNIX</text:span></text:p>
      <text:p text:style-name="P20"><text:span text:style-name="T6">Big Data Technologies<text:tab/>:</text:span><text:span text:style-name="T4"><text:tab/>Apache Hadoop, Hive, Impala, HBase, Pig, Sqoop, Spark, KAFKA, MongoDB</text:span></text:p>
      <text:p text:style-name="P20"><text:span text:style-name="T6">Languages<text:tab/>:<text:tab/></text:span><text:span text:style-name="T4">JAVA, J2EE, VS COBOL II, JCL, C, C++</text:span></text:p>
      <text:p text:style-name="P20"><text:soft-page-break/><text:span text:style-name="T6">Server side framework<text:tab/>:</text:span><text:span text:style-name="T4"><text:tab/>Spring MVC, Hibernate</text:span></text:p>
      <text:p text:style-name="P20"><text:span text:style-name="T6">Build tools<text:tab/>:</text:span><text:span text:style-name="T4"> <text:tab/>Maven</text:span></text:p>
      <text:p text:style-name="P20"><text:span text:style-name="T6">Web Services<text:tab/>:</text:span><text:span text:style-name="T4"><text:tab/>REST web service</text:span></text:p>
      <text:p text:style-name="P20"><text:span text:style-name="T6">Web Technologies<text:tab/>:</text:span><text:span text:style-name="T4"><text:tab/>HTML, JSP, JSON, AngularJS</text:span></text:p>
      <text:p text:style-name="P20"><text:span text:style-name="T6">Databases<text:tab/>:<text:tab/></text:span><text:span text:style-name="T4">DB2, VSAM, SQL, Greenplum database, PostgreSQL</text:span></text:p>
      <text:p text:style-name="P20"><text:span text:style-name="T6">OLTP<text:tab/>:<text:tab/></text:span><text:span text:style-name="T4">CICS</text:span></text:p>
      <text:p text:style-name="P20"><text:span text:style-name="T6">Mainframe Tools<text:tab/>:<text:tab/></text:span><text:span text:style-name="T4">SUNGARD OMNIPLAN/ OMNIPLUS, STROBE, PLATINUM, QUIKJOB, CA7 scheduler, IBM <text:s/>MQ Series, TablesAs, OMEGAMON, Adminweb</text:span></text:p>
      <text:p text:style-name="P20"><text:span text:style-name="T6">Scheduling<text:tab/>:<text:tab/></text:span><text:span text:style-name="T4">Control+M, CA-7</text:span></text:p>
      <text:p text:style-name="P23"/>
      <text:p text:style-name="P17">EDUCATION</text:p>
      <text:p text:style-name="P24"/>
      <text:list xml:id="list5943870931443526116" text:style-name="WW8Num12">
        <text:list-item>
          <text:p text:style-name="P45">Bachelors in Computer Science Engineering (B. E) from Anna University <text:s text:c="16"/>Jun 2001 – May 2005</text:p>
        </text:list-item>
      </text:list>
      <text:p text:style-name="P22"/>
      <text:p text:style-name="P17">CERTIFICATIONS </text:p>
      <text:p text:style-name="P6"/>
      <text:list xml:id="list1615355990280437215" text:style-name="WW8Num10">
        <text:list-item>
          <text:p text:style-name="P40">CCDH 410 – Cloudera Certified Developer for Apache Hadoop</text:p>
        </text:list-item>
        <text:list-item>
          <text:p text:style-name="P40">FLMI Level 1(LOMA 280/ 290) and AAPA 273 certification</text:p>
        </text:list-item>
      </text:list>
      <text:p text:style-name="P12"/>
      <text:p text:style-name="P12">TCS iCalms certification:</text:p>
      <text:list xml:id="list40254693" text:continue-numbering="true" text:style-name="WW8Num10">
        <text:list-item>
          <text:p text:style-name="P37">COBOL/ CICS/ DB2/ JCL – L1 – Expert</text:p>
        </text:list-item>
        <text:list-item>
          <text:p text:style-name="P37">JAVA - Intermediate</text:p>
        </text:list-item>
      </text:list>
      <text:p text:style-name="P22"/>
      <text:p text:style-name="P22"/>
      <text:p text:style-name="P17">ACHIEVEMENTS</text:p>
      <text:p text:style-name="P25"/>
      <text:list xml:id="list2943519423114680982" text:style-name="WW8Num7">
        <text:list-item>
          <text:p text:style-name="P43"><text:span text:style-name="T4">Got appreciation from Team lead on successfully ingesting </text:span><text:span text:style-name="T7">Google data</text:span><text:span text:style-name="T4"> and store it in </text:span><text:span text:style-name="T7">Hive</text:span><text:span text:style-name="T4"> tables and scheduling daily jobs through Control-M</text:span></text:p>
        </text:list-item>
        <text:list-item>
          <text:p text:style-name="P43"><text:span text:style-name="T4">Successfully implemented </text:span><text:span text:style-name="T7">ETL workflow</text:span><text:span text:style-name="T4"> of </text:span><text:span text:style-name="T7">Wholesale</text:span><text:span text:style-name="T4"> data in </text:span><text:span text:style-name="T7">JPMorganChase </text:span><text:span text:style-name="T4">using</text:span><text:span text:style-name="T7"> Hadoop technology</text:span><text:span text:style-name="T4"> and delivered to Institute for their research publication</text:span></text:p>
        </text:list-item>
        <text:list-item>
          <text:p text:style-name="P34"><text:span text:style-name="T6">Performance optimization has been done through STROBE</text:span><text:span text:style-name="T4"> and saved more than 100K in 2010</text:span></text:p>
        </text:list-item>
        <text:list-item>
          <text:p text:style-name="P34"><text:span text:style-name="T4">TCS recognized my contribution and presented 5 year </text:span><text:span text:style-name="T6">Commitment Award</text:span><text:span text:style-name="T4"> </text:span></text:p>
        </text:list-item>
        <text:list-item>
          <text:p text:style-name="P34"><text:span text:style-name="T4">Received </text:span><text:span text:style-name="T6">Best Developer</text:span><text:span text:style-name="T4"> award for delivering successful projects on time with zero post production defects</text:span></text:p>
        </text:list-item>
      </text:list>
      <text:p text:style-name="P22"/>
      <text:p text:style-name="P22"/>
      <text:p text:style-name="P18">PROFESSIONAL EXPERIENCE</text:p>
      <text:p text:style-name="P27"/>
      <text:p text:style-name="P18">Project#4: JPMorgan Chase &amp; Co<text:tab/><text:tab/><text:tab/><text:tab/><text:tab/><text:tab/> <text:s text:c="30"/>Feb 2016 - Till date</text:p>
      <text:p text:style-name="P27"/>
      <text:p text:style-name="P26"><text:span text:style-name="T7">Client<text:tab/><text:tab/>: <text:s text:c="3"/></text:span><text:span text:style-name="T5">JPMorgan Chase &amp; Co<text:tab/></text:span><text:span text:style-name="T7"><text:tab/><text:tab/><text:tab/><text:tab/><text:tab/> <text:s text:c="6"/></text:span></text:p>
      <text:p text:style-name="P26"><text:span text:style-name="T7">Duration<text:tab/>: <text:s text:c="2"/></text:span><text:span text:style-name="T5"><text:s/>1 year 3 months</text:span></text:p>
      <text:p text:style-name="P28"><text:span text:style-name="T7">Role <text:s text:c="20"/>: <text:s text:c="3"/></text:span><text:span text:style-name="T5">Hadoop developer<text:tab/></text:span></text:p>
      <text:p text:style-name="P26"><text:span text:style-name="T7">Team Size <text:s text:c="10"/>: <text:s text:c="3"/></text:span><text:span text:style-name="T5">11 Onsite</text:span></text:p>
      <text:p text:style-name="P26"><text:span text:style-name="T7">Location <text:s text:c="13"/>: <text:s text:c="3"/></text:span><text:span text:style-name="T9">277 Park Ave,</text:span><text:span text:style-name="T5"> New York, NY</text:span></text:p>
      <text:p text:style-name="P14"/>
      <text:p text:style-name="P8"><text:span text:style-name="T8">Description:</text:span><text:span text:style-name="T7"> <text:s/></text:span><text:span text:style-name="T5">Dataops team – Build a data lake getting feed from various source's. Gather as much data so it can be visualized later. RDT has almost 70 feeds which is to be ingested into HDFS and load to Hive tables. </text:span></text:p>
      <text:p text:style-name="P11"/>
      <text:p text:style-name="P13">Responsibilities</text:p>
      <text:list xml:id="list40256782" text:continue-numbering="true" text:style-name="WW8Num7">
        <text:list-item>
          <text:p text:style-name="P38">Worked on ingesting <text:span text:style-name="T2">Google data</text:span> using JAVA, preprocess the data and get the data to HDFS and load it to <text:span text:style-name="T2">Hive</text:span> </text:p>
        </text:list-item>
        <text:list-item>
          <text:p text:style-name="P38">Successfully ingested <text:span text:style-name="T2">RDT, iODS, Transaction</text:span> data forming a <text:span text:style-name="T2">Data lake </text:span>for Institute Research purpose</text:p>
        </text:list-item>
        <text:list-item>
          <text:p text:style-name="P38">Implemented <text:span text:style-name="T2">iODS Hierarchical level data</text:span> and moved to production with zero defects</text:p>
        </text:list-item>
        <text:list-item>
          <text:p text:style-name="P38"><text:soft-page-break/>Experience in building <text:span text:style-name="T2">Wholesale Data Lake</text:span> for <text:span text:style-name="T2">JPMorganChase </text:span>and cater to the end user <text:span text:style-name="T2">Institute</text:span></text:p>
        </text:list-item>
        <text:list-item>
          <text:p text:style-name="P38">Experienced in <text:span text:style-name="T2">Control+M </text:span>scheduling – Have scheduled more than 50 jobs and monitor them on a daily basis</text:p>
        </text:list-item>
        <text:list-item>
          <text:p text:style-name="P42">Worked on <text:span text:style-name="T2">RDT(Reference Data Technology)</text:span> feed – Ingest the data, process them through Rule Engine and load the data in to <text:span text:style-name="T2">Greenplum</text:span></text:p>
        </text:list-item>
        <text:list-item>
          <text:p text:style-name="P42">Worked on processing <text:span text:style-name="T2">XML/ JSON</text:span> files – Used <text:span text:style-name="T2">SAX, JAXB</text:span> parsing to process XML files</text:p>
        </text:list-item>
        <text:list-item>
          <text:p text:style-name="P42">Successfully loaded various data sources like <text:span text:style-name="T2">LOB, CLIENT, INSTRUMENT</text:span> etc...</text:p>
        </text:list-item>
        <text:list-item>
          <text:p text:style-name="P42">Current state in <text:span text:style-name="T2">Greenplum</text:span> and migration was to be done to <text:span text:style-name="T2">Hadoop</text:span></text:p>
        </text:list-item>
        <text:list-item>
          <text:p text:style-name="P42">Worked on <text:span text:style-name="T2">gpfdist</text:span> - used for both download and upload purpose(loading data from local to Greenplum and vice versa) - Avoid skew based on table structure and having right Distributed by column </text:p>
        </text:list-item>
        <text:list-item>
          <text:p text:style-name="P42">Worked on creating <text:span text:style-name="T2">Dynamic partitions</text:span> while creating big tables in Greenplum - Have created Surrogate keys based on the requirement and loaded to the target table</text:p>
        </text:list-item>
        <text:list-item>
          <text:p text:style-name="P34"><text:span text:style-name="T4">Worked hands on with ETL process – have theoretical knowledge working on ETL tool like</text:span><text:span text:style-name="T6"> Informatica</text:span></text:p>
        </text:list-item>
        <text:list-item>
          <text:p text:style-name="P38">Involved in defining job flows, managing and reviewing log files</text:p>
        </text:list-item>
        <text:list-item>
          <text:p text:style-name="P38">Responsible to manage data coming from different sources</text:p>
        </text:list-item>
        <text:list-item>
          <text:p text:style-name="P38">Supported Map Reduce Programs those are running on the cluster</text:p>
        </text:list-item>
        <text:list-item>
          <text:p text:style-name="P38">Gained very good business knowledge on <text:span text:style-name="T2">Credit Investment Banking</text:span></text:p>
        </text:list-item>
        <text:list-item>
          <text:p text:style-name="P38">Responsible for identifying the repetitive problems in application and come up with the solutions to fix the Issues</text:p>
        </text:list-item>
      </text:list>
      <text:p text:style-name="P9"/>
      <text:p text:style-name="Standard"><text:span text:style-name="T8">Development tools:</text:span><text:span text:style-name="T7"><text:tab/></text:span><text:span text:style-name="T9">Greenplum database, PostgreSQL, </text:span><text:span text:style-name="T5">Hadoop, Hive, JAVA, pgAdmin, JIRA, Filezilla, Unix scripting</text:span></text:p>
      <text:p text:style-name="P27"/>
      <text:p text:style-name="P27"/>
      <text:p text:style-name="P18">Project#3: Retail and RPS(Retirement Plan Services) Record Keeping<text:tab/> <text:s text:c="28"/>Jul 2014 – Jan 2016</text:p>
      <text:p text:style-name="P27"/>
      <text:p text:style-name="P26"><text:span text:style-name="T7">Client<text:tab/><text:tab/>: <text:s text:c="3"/></text:span><text:span text:style-name="T5">T.Rowe Price, USA<text:tab/></text:span><text:span text:style-name="T7"><text:tab/><text:tab/><text:tab/><text:tab/><text:tab/> <text:s text:c="6"/></text:span></text:p>
      <text:p text:style-name="P26"><text:span text:style-name="T7">Duration<text:tab/>: <text:s text:c="2"/></text:span><text:span text:style-name="T5"><text:s/>1 year 6 months</text:span></text:p>
      <text:p text:style-name="P28"><text:span text:style-name="T7">Role <text:s text:c="20"/>: <text:s text:c="3"/></text:span><text:span text:style-name="T5">Hadoop developer<text:tab/></text:span></text:p>
      <text:p text:style-name="P26"><text:span text:style-name="T7">Team Size <text:s text:c="10"/>: <text:s text:c="3"/></text:span><text:span text:style-name="T5">4 Onsite</text:span></text:p>
      <text:p text:style-name="P26"><text:span text:style-name="T7">Location <text:s text:c="13"/>: <text:s text:c="3"/></text:span><text:span text:style-name="T5">Tech Center, 11550 Cronridge drive, Owings Mills, MD</text:span></text:p>
      <text:p text:style-name="P14"/>
      <text:p text:style-name="P8"><text:span text:style-name="T8">Description:</text:span><text:span text:style-name="T7"> <text:s/></text:span><text:span text:style-name="T5">RPS operations provide recordkeeping services for corporate, non-profit and public retirement plans. On a monthly basis RPS operations receives approximately 8000 files containing plan participant data. RPS operations is responsible for validating the files plan participant data prior to processing it on omniplus, the retirement recordkeeping system.</text:span></text:p>
      <text:p text:style-name="P11"/>
      <text:p text:style-name="P13">Responsibilities</text:p>
      <text:list xml:id="list40276060" text:continue-numbering="true" text:style-name="WW8Num7">
        <text:list-item>
          <text:p text:style-name="P38">Responsible for building scalable distributed data solutions using Hadoop</text:p>
        </text:list-item>
        <text:list-item>
          <text:p text:style-name="P34"><text:span text:style-name="T4">Handled data transformations using</text:span><text:span text:style-name="T6"> Hive, MapReduce</text:span><text:span text:style-name="T4">, loaded data into </text:span><text:span text:style-name="T6">HDFS</text:span><text:span text:style-name="T4"> and extract the data using </text:span><text:span text:style-name="T6">Sqoop</text:span></text:p>
        </text:list-item>
        <text:list-item>
          <text:p text:style-name="P34"><text:span text:style-name="T4">Extract data from </text:span><text:span text:style-name="T6">MongoDB </text:span><text:span text:style-name="T4">through </text:span><text:span text:style-name="T6">Spring</text:span><text:span text:style-name="T4"> and populate in frontend through </text:span><text:span text:style-name="T6">AngularJS</text:span></text:p>
        </text:list-item>
        <text:list-item>
          <text:p text:style-name="P34"><text:span text:style-name="T4">Analyzed the data by performing </text:span><text:span text:style-name="T6">Hive queries</text:span><text:span text:style-name="T4"> and running </text:span><text:span text:style-name="T6">Pig scripts</text:span><text:span text:style-name="T4"> to know user behavior</text:span></text:p>
        </text:list-item>
        <text:list-item>
          <text:p text:style-name="P38">Developed Hive queries to process the data and generate the data cubes for visualizing</text:p>
        </text:list-item>
        <text:list-item>
          <text:p text:style-name="P34"><text:span text:style-name="T4">Extract data from </text:span><text:span text:style-name="T6">Hive </text:span><text:span text:style-name="T4">through </text:span><text:span text:style-name="T6">Spring, </text:span><text:span text:style-name="T4">generate the table data in</text:span><text:span text:style-name="T6"> JSON format</text:span><text:span text:style-name="T4"> and populate in frontend through </text:span><text:span text:style-name="T6">AngularJS</text:span></text:p>
        </text:list-item>
        <text:list-item>
          <text:p text:style-name="P43"><text:span text:style-name="T4">Worked on </text:span><text:span text:style-name="T7">MapReduce</text:span><text:span text:style-name="T4"> programs including </text:span><text:span text:style-name="T7">Reduce Join</text:span><text:span text:style-name="T4"> and </text:span><text:span text:style-name="T7">Map side Join</text:span></text:p>
        </text:list-item>
        <text:list-item>
          <text:p text:style-name="P34"><text:span text:style-name="T4">Worked hands on with ETL process – have theoretical knowledge working on ETL tool like</text:span><text:span text:style-name="T6"> Informatica</text:span></text:p>
        </text:list-item>
        <text:list-item>
          <text:p text:style-name="P38">Importing and exporting data into HDFS and Hive using <text:span text:style-name="T2">Sqoop</text:span></text:p>
        </text:list-item>
        <text:list-item>
          <text:p text:style-name="P38">Involved in defining job flows, managing and reviewing log files</text:p>
        </text:list-item>
        <text:list-item>
          <text:p text:style-name="P34"><text:span text:style-name="T4">Load and transform large sets of </text:span><text:span text:style-name="T6">structured, semi structured and unstructured data</text:span></text:p>
        </text:list-item>
        <text:list-item>
          <text:p text:style-name="P38">Responsible to manage data coming from different sources</text:p>
        </text:list-item>
        <text:list-item>
          <text:p text:style-name="P38">Supported Map Reduce Programs those are running on the cluster</text:p>
        </text:list-item>
        <text:list-item>
          <text:p text:style-name="P38">Installed Oozie workflow engine to run multiple Hive and Pig jobs</text:p>
        </text:list-item>
        <text:list-item>
          <text:p text:style-name="P38"><text:soft-page-break/>Gained very good business knowledge on Life insurance, claim processing etc</text:p>
        </text:list-item>
        <text:list-item>
          <text:p text:style-name="P38">Worked on Low Level and High Level Design documents for the new Business requirements</text:p>
        </text:list-item>
        <text:list-item>
          <text:p text:style-name="P38">Responsible for identifying the repetitive problems in application and come up with the solutions to fix the Issues</text:p>
        </text:list-item>
      </text:list>
      <text:p text:style-name="P9"/>
      <text:p text:style-name="Standard"><text:span text:style-name="T8">Development tools:</text:span><text:span text:style-name="T7"><text:tab/></text:span><text:span text:style-name="T9">JAVA, Spring MVC, </text:span><text:span text:style-name="T5">Hadoop, Hive, Pig, Spark, KAFKA, AngularJS, MongoDB, Tomcat Server</text:span></text:p>
      <text:p text:style-name="P27"/>
      <text:p text:style-name="P27"/>
      <text:p text:style-name="P18">Project#2: Client Central<text:tab/><text:tab/><text:tab/><text:tab/><text:tab/><text:tab/><text:tab/> <text:s text:c="27"/>Apr 2011 – Jun 2014</text:p>
      <text:p text:style-name="P27"/>
      <text:p text:style-name="P26"><text:span text:style-name="T7">Client<text:tab/><text:tab/>: <text:s text:c="3"/></text:span><text:span text:style-name="T5">AXA Equitable, USA<text:tab/></text:span><text:span text:style-name="T7"><text:tab/><text:tab/><text:tab/><text:tab/><text:tab/> <text:s text:c="6"/></text:span></text:p>
      <text:p text:style-name="P26"><text:span text:style-name="T7">Duration<text:tab/>: <text:s text:c="3"/></text:span><text:span text:style-name="T9">3</text:span><text:span text:style-name="T5"> year 2 months</text:span></text:p>
      <text:p text:style-name="P28"><text:span text:style-name="T7">Role <text:s text:c="20"/>: <text:s text:c="3"/></text:span><text:span text:style-name="T5">JAVA developer<text:tab/></text:span></text:p>
      <text:p text:style-name="P26"><text:span text:style-name="T7">Team Size <text:s text:c="10"/>: <text:s text:c="3"/></text:span><text:span text:style-name="T5">6 Onsite</text:span></text:p>
      <text:p text:style-name="P26"><text:span text:style-name="T7">Location <text:s text:c="13"/>: <text:s text:c="3"/></text:span><text:span text:style-name="T5">AXA Equitable, Jersey City, NJ</text:span></text:p>
      <text:p text:style-name="P29"/>
      <text:p text:style-name="P8"><text:span text:style-name="T8">Description:</text:span><text:span text:style-name="T7"> <text:s/></text:span><text:span text:style-name="T5">Client Central is conceptualized to be the authoritative source for wholesale party information within AXA and caters to the client data maintenance across Lob’s like Commercial bank, Private bank, Investment bank, Credits, Risk and Treasury services.</text:span></text:p>
      <text:p text:style-name="P31">The project has two types of interfaces thin and web services. The thin client comprises JSP, HTML,</text:p>
      <text:p text:style-name="P10">Java Script. The web services component comprises Java and XML. All the server components are</text:p>
      <text:p text:style-name="P10">deployed in Web sphere 7.0 and the back end is Oracle 11g.</text:p>
      <text:p text:style-name="P11"/>
      <text:p text:style-name="P13">Responsibilities</text:p>
      <text:list xml:id="list40280151" text:continue-numbering="true" text:style-name="WW8Num7">
        <text:list-item>
          <text:p text:style-name="P38">Involved in Complete Software Development Life Cycle (SDLC) from requirement gathering, data modeling, analysis, architecture design &amp; build</text:p>
        </text:list-item>
        <text:list-item>
          <text:p text:style-name="P34"><text:span text:style-name="T4">Implemented the </text:span><text:span text:style-name="T6">Spring framework </text:span><text:span text:style-name="T4">based on </text:span><text:span text:style-name="T6">MVC</text:span><text:span text:style-name="T4"> design pattern</text:span></text:p>
        </text:list-item>
        <text:list-item>
          <text:p text:style-name="P46">Invoked <text:span text:style-name="T1">Web services</text:span> through <text:span text:style-name="T1">REST</text:span> calls to middle ware systems to get the desired response</text:p>
        </text:list-item>
        <text:list-item>
          <text:p text:style-name="P34"><text:span text:style-name="T4">Developing the user interface using</text:span><text:span text:style-name="T6"> JavaScript, CSS, HTML</text:span></text:p>
        </text:list-item>
        <text:list-item>
          <text:p text:style-name="P34"><text:span text:style-name="T4">Have been involved in building and deployment of the applications by using build tools like</text:span><text:span text:style-name="T6"> ANT</text:span><text:span text:style-name="T4"> and</text:span><text:span text:style-name="T6"> Maven</text:span></text:p>
        </text:list-item>
        <text:list-item>
          <text:p text:style-name="P46">Developed Java utility programs to retrieve data from <text:span text:style-name="T1">Oracle</text:span> </text:p>
        </text:list-item>
        <text:list-item>
          <text:p text:style-name="P38">Ensure the Production problems are resolved with in SLA for the global support project</text:p>
        </text:list-item>
        <text:list-item>
          <text:p text:style-name="P38">Business Knowledge acquisition and transition to the team members</text:p>
        </text:list-item>
        <text:list-item>
          <text:p text:style-name="P38">Analyzing the requirements and allocating the work to the team members</text:p>
        </text:list-item>
        <text:list-item>
          <text:p text:style-name="P38">Coordinating with client for requirement gathering and weekly team meetings</text:p>
        </text:list-item>
        <text:list-item>
          <text:p text:style-name="P38">Designed JSP pages as per requirements</text:p>
        </text:list-item>
        <text:list-item>
          <text:p text:style-name="P38">Coding and Defect resolution, performing Unit Testing</text:p>
        </text:list-item>
        <text:list-item>
          <text:p text:style-name="P38">Provide post implementation support </text:p>
        </text:list-item>
        <text:list-item>
          <text:p text:style-name="P38">Analyzing the Web and Application server logs using Unix commands</text:p>
        </text:list-item>
        <text:list-item>
          <text:p text:style-name="P38">Daily, Bi-weekly and Monthly status reports and status calls </text:p>
        </text:list-item>
      </text:list>
      <text:p text:style-name="P9"/>
      <text:p text:style-name="Standard"><text:span text:style-name="T8">Development tools:</text:span><text:span text:style-name="T7"><text:tab/></text:span><text:span text:style-name="T5">Core JAVA, Spring MVC, Hibernate, SQL, AngularJS, REST services</text:span></text:p>
      <text:p text:style-name="P27"/>
      <text:p text:style-name="P27"/>
      <text:p text:style-name="P18">Project#1: Pension Annuity Recordkeeping Information System (PARIS) <text:s text:c="34"/>Jan 2006 – Mar 2011</text:p>
      <text:p text:style-name="P27"/>
      <text:p text:style-name="P26"><text:span text:style-name="T7">Client<text:tab/><text:tab/>: <text:s text:c="4"/></text:span><text:span text:style-name="T5">AXA Equitable, USA<text:tab/></text:span><text:span text:style-name="T7"><text:tab/><text:tab/><text:tab/><text:tab/><text:tab/> <text:s text:c="6"/></text:span></text:p>
      <text:p text:style-name="P26"><text:span text:style-name="T7">Duration<text:tab/>: <text:s text:c="4"/></text:span><text:span text:style-name="T5">5 years 2 months</text:span></text:p>
      <text:p text:style-name="P28"><text:span text:style-name="T7">Role <text:s text:c="20"/>: <text:s text:c="4"/></text:span><text:span text:style-name="T5">Mainframe developer, also led the Annuity portfolio<text:tab/></text:span></text:p>
      <text:p text:style-name="P26"><text:span text:style-name="T7">Team Size <text:s text:c="10"/>: <text:s text:c="4"/></text:span><text:span text:style-name="T5">2 Onsite and 15 Offshore</text:span></text:p>
      <text:p text:style-name="P26"><text:span text:style-name="T7">Location <text:s text:c="13"/>: <text:s text:c="4"/></text:span><text:span text:style-name="T5">Tata Consultancy Services, Client location – AXA Equitable, Jersey City, NJ</text:span></text:p>
      <text:p text:style-name="P26"><text:soft-page-break/><text:span text:style-name="T7">UI<text:tab/> <text:s text:c="14"/>: <text:s text:c="4"/></text:span><text:span text:style-name="T5">CAFÉ (Common Access Front End) coded in .NET</text:span></text:p>
      <text:p text:style-name="P29"/>
      <text:p text:style-name="P8"><text:span text:style-name="T8">Description:</text:span><text:span text:style-name="T7"> </text:span><text:span text:style-name="T5">PARIS is an Annuity administration system which is an implementation of Sungard OMNIPLAN product heavily customized over the years through multiple product release. CAFÉ is the front end for PARIS providing a User-friendly GUI based data entry and inquiry facility for Annuity Centre personnel to interface with the PARIS mainframe </text:span><text:span text:style-name="T5">databases and applications used by AXA Financial in all aspects of the administration of the Equi-Vest and Momentum </text:span><text:span text:style-name="T5">Annuity Products.</text:span></text:p>
      <text:p text:style-name="P11"/>
      <text:p text:style-name="P13">Responsibilities</text:p>
      <text:list xml:id="list40272703" text:continue-numbering="true" text:style-name="WW8Num7">
        <text:list-item>
          <text:p text:style-name="P34"><text:span text:style-name="T4">Successfully implemented several major projects like </text:span><text:span text:style-name="T6">Structured Investment Option, Managed accounts for Equivest series, Third Party Commissions, 901 takeover loans, Confirm redesign…</text:span></text:p>
        </text:list-item>
        <text:list-item>
          <text:p text:style-name="P34"><text:span text:style-name="T4">Worked in </text:span><text:span text:style-name="T6">SUNGARD OMNIPLAN/ OMNIPLUS</text:span><text:span text:style-name="T4"> – developed new screens using assembler code, experienced in </text:span><text:span text:style-name="T4">navigating all omni screens with ease, testing experience in testing transactions with native omni screen</text:span></text:p>
        </text:list-item>
        <text:list-item>
          <text:p text:style-name="P34"><text:span text:style-name="T4">Successfully implemented SIO project(</text:span><text:span text:style-name="T6">S &amp; P 500 </text:span><text:span text:style-name="T4">Index) – knows how Sweep/Maturity works</text:span></text:p>
        </text:list-item>
        <text:list-item>
          <text:p text:style-name="P38">Have good knowledge in Annuity life cycle – from the policies being enrolled till its termination</text:p>
        </text:list-item>
        <text:list-item>
          <text:p text:style-name="P34"><text:span text:style-name="T4">Good knowledge in Annuity concepts like</text:span><text:span text:style-name="T6"> ARB/DCA/SWO/Loans</text:span></text:p>
        </text:list-item>
        <text:list-item>
          <text:p text:style-name="P34"><text:span text:style-name="T4">Supported mainframe upgrades in </text:span><text:span text:style-name="T6">CICS/ DB2</text:span></text:p>
        </text:list-item>
        <text:list-item>
          <text:p text:style-name="P34"><text:span text:style-name="T4">Worked on </text:span><text:span text:style-name="T6">IBM MQ series</text:span><text:span text:style-name="T4"> supporting the front end distributed applications</text:span></text:p>
        </text:list-item>
        <text:list-item>
          <text:p text:style-name="P34"><text:span text:style-name="T6">Performance optimization has been done through STROBE</text:span><text:span text:style-name="T4"> and saved more than 100K in 2013</text:span></text:p>
        </text:list-item>
        <text:list-item>
          <text:p text:style-name="P34"><text:span text:style-name="T4">Have worked through </text:span><text:span text:style-name="T6">middleware</text:span><text:span text:style-name="T4"> and Front end applications coded in .NET</text:span></text:p>
        </text:list-item>
        <text:list-item>
          <text:p text:style-name="P34"><text:span text:style-name="T4">Send feeds to </text:span><text:span text:style-name="T6">valuation/IDB/Commission ledger</text:span><text:span text:style-name="T4"> systems</text:span></text:p>
        </text:list-item>
        <text:list-item>
          <text:p text:style-name="P34"><text:span text:style-name="T4">Worked with</text:span><text:span text:style-name="T6"> SFTP</text:span><text:span text:style-name="T4"> team to transfer the files successfully in and out of the client location</text:span></text:p>
        </text:list-item>
        <text:list-item>
          <text:p text:style-name="P34"><text:span text:style-name="T4">Worked on </text:span><text:span text:style-name="T6">CICS production issues</text:span><text:span text:style-name="T4"> and handled three different front end applications coded in </text:span><text:span text:style-name="T6">.NET/Java</text:span></text:p>
        </text:list-item>
        <text:list-item>
          <text:p text:style-name="P34"><text:span text:style-name="T4">Experience in monitoring </text:span><text:span text:style-name="T6">production jobs containing 200 jobs</text:span><text:span text:style-name="T4"> which runs daily and make sure onlines are up on time including month/quarter/year end</text:span></text:p>
        </text:list-item>
        <text:list-item>
          <text:p text:style-name="P34"><text:span text:style-name="T4">Hands on working on</text:span><text:span text:style-name="T6"> OMEGAMON </text:span><text:span text:style-name="T4">to debug online abends</text:span></text:p>
        </text:list-item>
        <text:list-item>
          <text:p text:style-name="P34"><text:span text:style-name="T4">Have written several </text:span><text:span text:style-name="T6">Quikjobs </text:span><text:span text:style-name="T4">and automated tools using </text:span><text:span text:style-name="T6">REXX </text:span></text:p>
        </text:list-item>
        <text:list-item>
          <text:p text:style-name="P34"><text:span text:style-name="T4">Have written several </text:span><text:span text:style-name="T6">SQL queries </text:span><text:span text:style-name="T4">for</text:span><text:span text:style-name="T6"> DML </text:span><text:span text:style-name="T4">operations</text:span></text:p>
        </text:list-item>
        <text:list-item>
          <text:p text:style-name="P38">Requirement analysis, Application design &amp; Development for the new Annuity Products. </text:p>
        </text:list-item>
        <text:list-item>
          <text:p text:style-name="P38">Co-ordinated Requirements between Business and IT development team on Lights-On enhancements.</text:p>
        </text:list-item>
        <text:list-item>
          <text:p text:style-name="P38">Work with Business Analysts to develop requirements for Discretionary Projects.</text:p>
        </text:list-item>
        <text:list-item>
          <text:p text:style-name="P38">Worked on Low Level and High Level Design documents for the new Business requirements.</text:p>
        </text:list-item>
        <text:list-item>
          <text:p text:style-name="P38">Understanding the Product features and prepares the requirements documents for IT development team.</text:p>
        </text:list-item>
        <text:list-item>
          <text:p text:style-name="P38">Prepared the Unit Test cases &amp; Unit Test results for the new Annuity Products.</text:p>
        </text:list-item>
        <text:list-item>
          <text:p text:style-name="P38">Have done production support and maintenance for various releases</text:p>
        </text:list-item>
        <text:list-item>
          <text:p text:style-name="P38">Responsible for identifying the repetitive problems in application and come up with the solutions to fix the Issues</text:p>
        </text:list-item>
        <text:list-item>
          <text:p text:style-name="P38">Responsible for onsite coordination to handle offshore team</text:p>
        </text:list-item>
        <text:list-item>
          <text:p text:style-name="P38">Prepare Application User/Induction manual </text:p>
        </text:list-item>
        <text:list-item>
          <text:p text:style-name="P38">Have trained offshore to perform testing such as Unit and System testing</text:p>
        </text:list-item>
      </text:list>
      <text:p text:style-name="P9"/>
      <text:p text:style-name="Standard"><text:span text:style-name="T8">Development tools:</text:span><text:span text:style-name="T7"><text:tab/></text:span><text:span text:style-name="T5">CICS, COBOL, VSAM, DB2, JCL, Assembler, OMNIPLAN/ OMNIPLUS, TablesAs software, IBM MQ Series, PLATINUM, SQL, MS Visio, STROBE, OMEGAMON, Quikjob, REXX</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horndale" svg:font-family="Thorndale, 'Arial Unicode MS'"/>
    <style:font-face style:name="Consolas" svg:font-family="Consolas" style:font-family-generic="modern"/>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punctuation-wrap="simple" style:writing-mode="lr-tb"/>
      <style:text-properties style:use-window-font-color="true" style:font-name="Thorndale" fo:font-size="12pt" fo:language="en" fo:country="US" style:letter-kerning="true" style:font-name-asian="Times New Roman" style:font-size-asian="12pt" style:font-name-complex="Thornda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fo:orphans="2" fo:widows="2" fo:hyphenation-ladder-count="no-limit" style:text-autospace="ideograph-alpha" style:punctuation-wrap="hanging"/>
      <style:text-properties style:font-name="Arial" fo:font-size="11pt" fo:language="en" fo:country="GB" style:letter-kerning="true" style:font-size-asian="11pt" style:font-name-complex="Times New Roman" style:font-size-complex="10pt" fo:hyphenate="true" fo:hyphenation-remain-char-count="2" fo:hyphenation-push-char-count="2"/>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paragraph-properties fo:margin-left="0.5in" fo:margin-right="0in" fo:margin-top="0in" fo:margin-bottom="0.139in" fo:line-height="115%" fo:orphans="2" fo:widows="2" fo:hyphenation-ladder-count="no-limit" fo:text-indent="0in" style:auto-text-indent="false" style:text-autospace="ideograph-alpha" style:punctuation-wrap="hanging"/>
      <style:text-properties style:font-name="Calibri" fo:font-size="11pt" style:letter-kerning="true" style:font-size-asian="11pt" style:font-name-complex="Times New Roman" style:font-size-complex="11pt" fo:hyphenate="true" fo:hyphenation-remain-char-count="2" fo:hyphenation-push-char-count="2"/>
    </style:style>
    <style:style style:name="Plain_20_Text" style:display-name="Plain Text" style:family="paragraph" style:parent-style-name="Standard">
      <style:paragraph-properties fo:orphans="2" fo:widows="2" fo:hyphenation-ladder-count="no-limit" style:text-autospace="ideograph-alpha" style:punctuation-wrap="hanging"/>
      <style:text-properties style:font-name="Consolas" fo:font-size="10.5pt" fo:language="zxx" fo:country="none" style:letter-kerning="true" style:font-name-asian="Calibri" style:font-size-asian="10.5pt" style:font-name-complex="Times New Roman" style:font-size-complex="10.5pt" fo:hyphenate="true" fo:hyphenation-remain-char-count="2" fo:hyphenation-push-char-count="2"/>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zxx" fo:country="none" style:font-name-complex="Times New Roman"/>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language="zxx" fo:country="none" style:font-name-complex="Times New Roman"/>
    </style:style>
    <style:style style:name="Balloon_20_Text" style:display-name="Balloon Text" style:family="paragraph" style:parent-style-name="Standard">
      <style:text-properties style:font-name="Tahoma" fo:font-size="8pt" fo:language="zxx" fo:country="none" style:font-size-asian="8pt" style:font-name-complex="Times New Roman" style:font-size-complex="8pt"/>
    </style:style>
    <style:style style:name="WW8Num1z0" style:family="text"/>
    <style:style style:name="WW8Num2z0" style:family="text">
      <style:text-properties style:font-name="Wingdings" fo:font-size="9pt" style:font-size-asian="9pt" style:font-name-complex="Wingdings" style:font-size-complex="9pt"/>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text-properties style:font-name="Symbol" fo:font-size="11pt" style:font-size-asian="11pt" style:font-name-complex="Symbol" style:font-size-complex="11pt"/>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0" style:family="text">
      <style:text-properties style:font-name="Wingdings" style:font-name-complex="Wingdings"/>
    </style:style>
    <style:style style:name="WW8Num6z3" style:family="text">
      <style:text-properties style:font-name="Symbol" style:font-name-complex="Symbol"/>
    </style:style>
    <style:style style:name="WW8Num6z4" style:family="text">
      <style:text-properties style:font-name="Courier New1" style:font-name-complex="Courier New1"/>
    </style:style>
    <style:style style:name="WW8Num7z0" style:family="text">
      <style:text-properties style:font-name="Symbol" fo:font-size="11pt" style:font-size-asian="11pt" style:font-name-complex="Symbol" style:font-size-complex="11pt"/>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WW8Num8z0" style:family="text">
      <style:text-properties style:font-name="Arial" fo:font-weight="normal" style:font-name-asian="Times New Roman" style:font-weight-asian="normal" style:font-name-complex="Arial"/>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0" style:family="text">
      <style:text-properties style:font-name="Symbol" fo:font-size="11pt" style:font-size-asian="11pt" style:font-name-complex="Symbol" style:font-size-complex="11pt"/>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2z0" style:family="text">
      <style:text-properties style:font-name="Symbol" fo:font-size="11pt" style:font-size-asian="11pt" style:font-name-complex="Symbol" style:font-size-complex="11pt"/>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0" style:family="text">
      <style:text-properties style:font-name="Wingdings" style:font-name-complex="Wingdings"/>
    </style:style>
    <style:style style:name="WW8Num14z1" style:family="text">
      <style:text-properties style:font-name="Courier New1" style:font-name-complex="Courier New1"/>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St1z0" style:family="text">
      <style:text-properties style:font-name="Wingdings" style:font-name-complex="Wingding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TML_20_Typewriter" style:display-name="HTML Typewriter" style:family="text">
      <style:text-properties fo:font-size="10pt" style:font-size-asian="10pt" style:font-size-complex="10pt"/>
    </style:style>
    <style:style style:name="Body_20_Text_20_Char" style:display-name="Body Text Char" style:family="text">
      <style:text-properties style:font-name="Arial" fo:font-size="11pt" fo:language="en" fo:country="GB" style:font-size-asian="11pt" style:font-name-complex="Arial"/>
    </style:style>
    <style:style style:name="Plain_20_Text_20_Char" style:display-name="Plain Text Char" style:family="text">
      <style:text-properties style:font-name="Consolas" fo:font-size="10.5pt" style:font-name-asian="Calibri" style:font-size-asian="10.5pt" style:font-name-complex="Consolas" style:font-size-complex="10.5pt"/>
    </style:style>
    <style:style style:name="Header_20_Char" style:display-name="Header Char" style:family="text">
      <style:text-properties style:font-name="Thorndale" fo:font-size="12pt" style:letter-kerning="true" style:font-size-asian="12pt" style:font-name-complex="Thorndale" style:font-size-complex="12pt"/>
    </style:style>
    <style:style style:name="Footer_20_Char" style:display-name="Footer Char" style:family="text">
      <style:text-properties style:font-name="Thorndale" fo:font-size="12pt" style:letter-kerning="true" style:font-size-asian="12pt" style:font-name-complex="Thorndale" style:font-size-complex="12pt"/>
    </style:style>
    <style:style style:name="Balloon_20_Text_20_Char" style:display-name="Balloon Text Char" style:family="text">
      <style:text-properties style:font-name="Tahoma" fo:font-size="8pt" style:letter-kerning="true"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874in" fo:text-indent="-0.25in" fo:margin-left="0.6874in"/>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3.75in" style:type="center"/>
          <style:tab-stop style:position="7.5in" style:type="right"/>
        </style:tab-stops>
      </style:paragraph-properties>
      <style:text-properties style:letter-kerning="true"/>
    </style:style>
    <style:style style:name="MP2" style:family="paragraph" style:parent-style-name="Standard">
      <style:paragraph-properties>
        <style:tab-stops>
          <style:tab-stop style:position="3.75in" style:type="center"/>
          <style:tab-stop style:position="7.5in" style:type="right"/>
        </style:tab-stops>
      </style:paragraph-properties>
      <style:text-properties style:letter-kerning="true" style:font-name-complex="Times New Roman"/>
    </style:style>
    <style:page-layout style:name="Mpm1">
      <style:page-layout-properties fo:page-width="8.5in" fo:page-height="11in" style:num-format="1" style:print-orientation="portrait" fo:margin-top="0.0764in" fo:margin-bottom="0.076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236in" fo:margin-left="0in" fo:margin-right="0in" fo:margin-bottom="0.3846in" style:dynamic-spacing="true"/>
      </style:header-style>
      <style:footer-style>
        <style:header-footer-properties fo:min-height="0.4236in" fo:margin-left="0in" fo:margin-right="0in" fo:margin-top="0.3846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p text:style-name="MP2"/>
      </style:header>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mten Inc</meta:initial-creator>
    <meta:creation-date>2015-10-08T19:17:00</meta:creation-date>
    <dc:date>2017-05-18T20:08:03.58</dc:date>
    <meta:editing-cycles>40</meta:editing-cycles>
    <meta:editing-duration>PT5H25M43S</meta:editing-duration>
    <meta:generator>OpenOffice/4.1.2$Win32 OpenOffice.org_project/412m3$Build-9782</meta:generator>
    <meta:document-statistic meta:table-count="0" meta:image-count="0" meta:object-count="0" meta:page-count="5" meta:paragraph-count="174" meta:word-count="2192" meta:character-count="14291"/>
    <meta:user-defined meta:name="ColorPos">-1</meta:user-defined>
    <meta:user-defined meta:name="ColorSet">-1</meta:user-defined>
    <meta:user-defined meta:name="StylePos">-1</meta:user-defined>
    <meta:user-defined meta:name="StyleSet">-1</meta:user-defined>
    <meta:user-defined meta:name="_AdHocReviewCycleID" meta:value-type="float">1610080512</meta:user-defined>
    <meta:user-defined meta:name="_AuthorEmail" meta:value-type="string">Chandramouli.Srinivasan@axa-equitable.com</meta:user-defined>
    <meta:user-defined meta:name="_AuthorEmailDisplayName" meta:value-type="string">Srinivasan, Chandramouli</meta:user-defined>
    <meta:user-defined meta:name="_EmailSubject" meta:value-type="string"/>
    <meta:user-defined meta:name="_NewReviewCycle" meta:value-type="string"/>
    <meta:user-defined meta:name="_ReviewingToolsShownOnce" meta:value-type="string"/>
  </office:meta>
</office:document-meta>
</file>